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2AD0000012D2EB422F2.png"/>
  <manifest:file-entry manifest:media-type="image/png" manifest:full-path="Pictures/1000000000000273000000C889A0E472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5" draw:id="id5" draw:layer="layout" svg:width="5.591cm" svg:height="0.82cm" svg:x="7.425cm" svg:y="14.713cm">
          <text:p text:style-name="P1">Normaliza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6.572cm" svg:height="0.725cm" svg:x="6.934cm" svg:y="13.1cm">
          <text:p text:style-name="P1">Period Segmenta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7.809cm" svg:height="0.819cm" svg:x="6.316cm" svg:y="11.392cm">
          <text:p text:style-name="P1">Baseline Drift Removal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591cm" svg:height="0.82cm" svg:x="7.425cm" svg:y="9.73cm">
          <text:p text:style-name="P1">Denoising</text:p>
          <draw:enhanced-geometry svg:viewBox="0 0 21600 21600" draw:type="rectangle" draw:enhanced-path="M 0 0 L 21600 0 21600 21600 0 21600 0 0 Z N"/>
        </draw:custom-shape>
        <draw:frame draw:style-name="gr2" draw:text-style-name="P1" xml:id="id1" draw:id="id1" draw:layer="layout" svg:width="11.495cm" svg:height="5.37cm" svg:x="4.482cm" svg:y="2.771cm">
          <draw:image xlink:href="Pictures/1000000000000273000000C889A0E472.png" xlink:type="simple" xlink:show="embed" xlink:actuate="onLoad">
            <text:p/>
          </draw:image>
        </draw:frame>
        <draw:connector draw:style-name="gr3" draw:text-style-name="P1" draw:layer="layout" draw:line-skew="-0.086cm" svg:x1="10.229cm" svg:y1="8.141cm" svg:x2="10.22cm" svg:y2="9.73cm" draw:start-shape="id1" draw:end-shape="id2" svg:d="m10229 8141v708h-9v881">
          <text:p/>
        </draw:connector>
        <draw:connector draw:style-name="gr3" draw:text-style-name="P1" draw:layer="layout" svg:x1="10.22cm" svg:y1="10.55cm" svg:x2="10.22cm" svg:y2="11.392cm" draw:start-shape="id2" draw:start-glue-point="2" draw:end-shape="id3" draw:end-glue-point="0" svg:d="m10220 10550v842">
          <text:p/>
        </draw:connector>
        <draw:connector draw:style-name="gr3" draw:text-style-name="P1" draw:layer="layout" svg:x1="10.22cm" svg:y1="12.211cm" svg:x2="10.22cm" svg:y2="13.1cm" draw:start-shape="id3" draw:start-glue-point="2" draw:end-shape="id4" draw:end-glue-point="0" svg:d="m10220 12211v889">
          <text:p/>
        </draw:connector>
        <draw:connector draw:style-name="gr3" draw:text-style-name="P1" draw:layer="layout" svg:x1="10.22cm" svg:y1="13.825cm" svg:x2="10.22cm" svg:y2="14.713cm" draw:start-shape="id4" draw:start-glue-point="2" draw:end-shape="id5" draw:end-glue-point="0" svg:d="m10220 13825v888">
          <text:p/>
        </draw:connector>
        <draw:connector draw:style-name="gr3" draw:text-style-name="P1" draw:layer="layout" svg:x1="10.22cm" svg:y1="15.533cm" svg:x2="10.22cm" svg:y2="16.992cm" draw:start-shape="id5" draw:start-glue-point="2" draw:end-shape="id6" svg:d="m10220 15533v1459">
          <text:p/>
        </draw:connector>
        <draw:frame draw:style-name="gr2" draw:text-style-name="P1" xml:id="id6" draw:id="id6" draw:layer="layout" svg:width="10.595cm" svg:height="5.549cm" svg:x="4.923cm" svg:y="16.992cm">
          <draw:image xlink:href="Pictures/10000000000002AD0000012D2EB422F2.png" xlink:type="simple" xlink:show="embed" xlink:actuate="onLoad">
            <text:p/>
          </draw:image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HK" style:font-family-asian="STZhongsong" style:font-family-generic-asian="system" style:font-pitch-asian="variable" style:font-size-asian="24pt" style:language-asian="zh" style:country-asian="CN" style:font-family-complex="'Arabic Typesetting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sonleakey </meta:initial-creator>
    <meta:creation-date>2011-11-04T14:37:03</meta:creation-date>
    <dc:date>2011-11-04T14:54:59</dc:date>
    <dc:creator>jasonleakey </dc:creator>
    <meta:editing-duration>PT17M57S</meta:editing-duration>
    <meta:editing-cycles>3</meta:editing-cycles>
    <meta:generator>LibreOffice/3.4$Linux LibreOffice_project/340m1$Build-302</meta:generator>
    <meta:document-statistic meta:object-count="11"/>
  </office:meta>
</office:document-meta>
</file>